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Zeiterfassung" style:family="table">
      <style:table-properties style:width="16.999cm" table:align="margins"/>
    </style:style>
    <style:style style:name="Zeiterfassung.A" style:family="table-column">
      <style:table-column-properties style:column-width="5.666cm" style:rel-column-width="21845*"/>
    </style:style>
    <style:style style:name="Zeiterfassu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Zeiterfassung.C1" style:family="table-cell">
      <style:table-cell-properties fo:padding="0.097cm" fo:border="0.002cm solid #000000"/>
    </style:style>
    <style:style style:name="Zeiterfassung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Zeiterfassung.B2" style:family="table-cell">
      <style:table-cell-properties fo:padding="0.097cm" fo:border-left="0.002cm solid #000000" fo:border-right="none" fo:border-top="none" fo:border-bottom="0.002cm solid #000000"/>
    </style:style>
    <style:style style:name="Zeiterfassun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DBWT-Dossier</text:p>
      <text:p text:style-name="Text_20_body">Zeiterfassungstabelle<text:tab/></text:p>
      <table:table table:name="Zeiterfassung" table:style-name="Zeiterfassung">
        <table:table-column table:style-name="Zeiterfassung.A" table:number-columns-repeated="3"/>
        <table:table-row>
          <table:table-cell table:style-name="Zeiterfassung.A1" office:value-type="string">
            <text:p text:style-name="P2">Aufgabe</text:p>
          </table:table-cell>
          <table:table-cell table:style-name="Zeiterfassung.A1" office:value-type="string">
            <text:p text:style-name="P2">Geschätzte Zeit</text:p>
          </table:table-cell>
          <table:table-cell table:style-name="Zeiterfassung.C1" office:value-type="string">
            <text:p text:style-name="P2">Benötigte Zeit</text:p>
          </table:table-cell>
        </table:table-row>
        <table:table-row>
          <table:table-cell table:style-name="Zeiterfassung.A2" office:value-type="float" office:value="1">
            <text:p text:style-name="P2">1</text:p>
          </table:table-cell>
          <table:table-cell table:style-name="Zeiterfassung.B2" office:value-type="string">
            <text:p text:style-name="P2">2min</text:p>
          </table:table-cell>
          <table:table-cell table:style-name="Zeiterfassung.C2" office:value-type="string">
            <text:p text:style-name="P2">2min</text:p>
          </table:table-cell>
        </table:table-row>
        <table:table-row>
          <table:table-cell table:style-name="Zeiterfassung.A2" office:value-type="float" office:value="2">
            <text:p text:style-name="P2">2</text:p>
          </table:table-cell>
          <table:table-cell table:style-name="Zeiterfassung.B2" office:value-type="string">
            <text:p text:style-name="P2">-</text:p>
          </table:table-cell>
          <table:table-cell table:style-name="Zeiterfassung.C2" office:value-type="string">
            <text:p text:style-name="P2">-</text:p>
          </table:table-cell>
        </table:table-row>
        <table:table-row>
          <table:table-cell table:style-name="Zeiterfassung.A2" office:value-type="float" office:value="3">
            <text:p text:style-name="P2">3</text:p>
          </table:table-cell>
          <table:table-cell table:style-name="Zeiterfassung.B2" office:value-type="string">
            <text:p text:style-name="P2">3min</text:p>
          </table:table-cell>
          <table:table-cell table:style-name="Zeiterfassung.C2" office:value-type="string">
            <text:p text:style-name="P2">3min</text:p>
          </table:table-cell>
        </table:table-row>
        <table:table-row>
          <table:table-cell table:style-name="Zeiterfassung.A2" office:value-type="float" office:value="4">
            <text:p text:style-name="P2">4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5">
            <text:p text:style-name="P2">5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6">
            <text:p text:style-name="P2">6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7">
            <text:p text:style-name="P2">7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8">
            <text:p text:style-name="P2">8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9">
            <text:p text:style-name="P2">9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0">
            <text:p text:style-name="P2">10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1">
            <text:p text:style-name="P2">11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2">
            <text:p text:style-name="P2">12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3">
            <text:p text:style-name="P2">13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4">
            <text:p text:style-name="P2">14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5">
            <text:p text:style-name="P2">15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6">
            <text:p text:style-name="P2">16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7">
            <text:p text:style-name="P2">17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8">
            <text:p text:style-name="P2">18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  <table:table-row>
          <table:table-cell table:style-name="Zeiterfassung.A2" office:value-type="float" office:value="19">
            <text:p text:style-name="P2">19</text:p>
          </table:table-cell>
          <table:table-cell table:style-name="Zeiterfassung.B2" office:value-type="string">
            <text:p text:style-name="P2"/>
          </table:table-cell>
          <table:table-cell table:style-name="Zeiterfassung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3</meta:editing-cycles>
    <meta:generator>OpenOffice/4.1.6$Win32 OpenOffice.org_project/416m1$Build-9790</meta:generator>
    <dc:date>2020-10-16T11:35:41.38</dc:date>
    <meta:document-statistic meta:table-count="1" meta:image-count="0" meta:object-count="0" meta:page-count="1" meta:paragraph-count="30" meta:word-count="32" meta:character-count="117"/>
    <dc:creator>Tobias Liermann</dc:creator>
    <meta:user-defined meta:name="Info 1"/>
    <meta:user-defined meta:name="Info 2"/>
    <meta:user-defined meta:name="Info 3"/>
    <meta:user-defined meta:name="Info 4"/>
  </office:meta>
</office:document-meta>
</file>